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8-22" calcext:value-type="date">
            <text:p>22/08/2025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9-23" calcext:value-type="date">
            <text:p>23/09/2025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0-23" calcext:value-type="date">
            <text:p>23/10/2025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1-24" calcext:value-type="date">
            <text:p>24/11/2025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1-30" calcext:value-type="date">
            <text:p>30/11/2025</text:p>
          </table:table-cell>
          <table:table-cell table:style-name="ce61" office:value-type="string" calcext:value-type="string">
            <text:p>Mens. 1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2-22" calcext:value-type="date">
            <text:p>22/12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2-31" calcext:value-type="date">
            <text:p>31/12/2025</text:p>
          </table:table-cell>
          <table:table-cell table:style-name="ce61" office:value-type="string" calcext:value-type="string">
            <text:p>Mens. 1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6-01-26" calcext:value-type="date">
            <text:p>26/01/2026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7])" office:value-type="float" office:value="0" calcext:value-type="float">
            <text:p>-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9">00/00/0000</text:date></text:span><text:span text:style-name="MT2"><text:s/>- </text:span><text:span text:style-name="MT2"><text:time style:data-style-name="N2" text:time-value="16:22:42.371876100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6:22:42.383916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43:05</meta:creation-date>
    <dc:date>2026-01-29T16:23:12.923363500</dc:date>
    <dc:language>pt-PT</dc:language>
    <meta:editing-cycles>552</meta:editing-cycles>
    <meta:editing-duration>PT20H50M6S</meta:editing-duration>
    <meta:print-date>2020-08-12T13:53:36.446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